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104.2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66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bottom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00" fo:border="0.06pt solid #000000" style:vertical-align="middle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border="0.06pt solid #000000" style:vertical-align="top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transparent" fo:border="0.06pt solid #000000"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99">
      <style:table-cell-properties fo:background-color="transparent" fo:border="0.06pt solid #000000" style:vertical-align="middle"/>
      <style:text-properties fo:font-size="13pt" style:font-size-asian="13pt" style:font-size-complex="13pt"/>
    </style:style>
    <style:style style:name="ce7" style:family="table-cell" style:parent-style-name="Default" style:data-style-name="N99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19<text:span text:style-name="T1">th</text:span> Chaitra</text:p>
          </table:table-cell>
          <table:table-cell table:style-name="ce1" office:value-type="string" calcext:value-type="string">
            <text:p>20<text:span text:style-name="T1">th</text:span> Chaitra</text:p>
          </table:table-cell>
          <table:table-cell table:style-name="ce1" office:value-type="string" calcext:value-type="string">
            <text:p>25<text:span text:style-name="T1">th</text:span> Chaitra</text:p>
          </table:table-cell>
          <table:table-cell table:style-name="ce1" office:value-type="string" calcext:value-type="string">
            <text:p>26<text:span text:style-name="T1">th</text:span> chaitra</text:p>
          </table:table-cell>
          <table:table-cell table:style-name="ce1" office:value-type="string" calcext:value-type="string">
            <text:p>09<text:span text:style-name="T1">th</text:span> Baishak</text:p>
          </table:table-cell>
          <table:table-cell table:style-name="ce1" office:value-type="string" calcext:value-type="string">
            <text:p>15<text:span text:style-name="T1">th</text:span>  Baishak</text:p>
          </table:table-cell>
          <table:table-cell table:style-name="ce1" office:value-type="string" calcext:value-type="string">
            <text:p>16<text:span text:style-name="T1">th</text:span>  Baishak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akash Babu Shrestha</text:p>
          </table:table-cell>
          <table:table-cell table:number-columns-repeated="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bhishek Thapa</text:p>
          </table:table-cell>
          <table:table-cell table:number-columns-repeated="6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ita Kiju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nusha Singh</text:p>
          </table:table-cell>
          <table:table-cell table:number-columns-repeated="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yush Ban</text:p>
          </table:table-cell>
          <table:table-cell table:number-columns-repeated="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inesh Shrestha</text:p>
          </table:table-cell>
          <table:table-cell table:number-columns-repeated="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ipak Oli</text:p>
          </table:table-cell>
          <table:table-cell table:number-columns-repeated="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ipesh Shrestha</text:p>
          </table:table-cell>
          <table:table-cell table:number-columns-repeated="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kesh Bista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atwar Khatr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eekita Pudaisain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ilesh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irmal Bohora</text:p>
          </table:table-cell>
          <table:table-cell table:number-columns-repeated="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irose Prajapati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Omika Thapa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urnima Pant</text:p>
          </table:table-cell>
          <table:table-cell table:number-columns-repeated="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am Sapkota</text:p>
          </table:table-cell>
          <table:table-cell table:number-columns-repeated="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gar Aryal</text:p>
          </table:table-cell>
          <table:table-cell table:number-columns-repeated="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ngeen G.C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5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antoshi Subedi</text:p>
          </table:table-cell>
          <table:table-cell table:number-columns-repeated="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onima Paneru</text:p>
          </table:table-cell>
          <table:table-cell table:number-columns-repeated="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udeep Budhathoki</text:p>
          </table:table-cell>
          <table:table-cell table:style-name="ce6" office:value-type="string" calcext:value-type="string">
            <text:p>pre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uman Burrwal</text:p>
          </table:table-cell>
          <table:table-cell table:number-columns-repeated="7" table:style-name="ce6" office:value-type="string" calcext:value-type="string">
            <text:p>present</text:p>
          </table:table-cell>
        </table:table-row>
        <table:table-row table:style-name="ro3" table:number-rows-repeated="1048551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2:Sheet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08:45:38.963646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24:02.985990266</meta:creation-date>
    <dc:date>2017-04-29T08:47:10.217741091</dc:date>
    <meta:editing-duration>PT41M27S</meta:editing-duration>
    <meta:editing-cycles>19</meta:editing-cycles>
    <meta:generator>LibreOffice/5.3.1.2$Linux_X86_64 LibreOffice_project/30m0$Build-2</meta:generator>
    <meta:document-statistic meta:table-count="1" meta:cell-count="216" meta:object-count="0"/>
  </office:meta>
</office:document-meta>
</file>